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TABLE Customer (</text:p>
      <text:p text:style-name="Normal"><text:tab/>Customer_id VARCHAR2(20)<text:s/>CONSTRAINT<text:s/>cust_table<text:s/>PRIMARY KEY,</text:p>
      <text:p text:style-name="Normal"><text:tab/>Customer_name VARCHAR2(20)<text:s/>CONSTRAINT<text:s/>cust_nul<text:s/>NOT NULL,</text:p>
      <text:p text:style-name="Normal"><text:tab/>Customer_Tel NUMBER</text:p>
      <text:p text:style-name="Normal">);</text:p>
      <text:p text:style-name="Normal">CREATE TABLE Product (</text:p>
      <text:p text:style-name="Normal"><text:tab/>Product_id VARCHAR2(20)<text:s/>CONSTRAINT<text:s/>prod_table<text:s/>PRIMARY KEY,</text:p>
      <text:p text:style-name="Normal"><text:tab/>Product_name VARCHAR2(20)<text:s/>CONSTRAINT<text:s/>prod_nul<text:s/>NOT NULL,</text:p>
      <text:p text:style-name="Normal"><text:tab/>Price NUMBER<text:s/>CONSTRAINT<text:s/>pric_check<text:s/>CHECK (Price &gt; 0)</text:p>
      <text:p text:style-name="Normal">);</text:p>
      <text:p text:style-name="Normal">CREATE TABLE Orders (</text:p>
      <text:p text:style-name="Normal"><text:tab/>Customer_id VARCHAR2(20)<text:s/>CONSTRAINT<text:s/>ord_table<text:s/>PRIMARY KEY,</text:p>
      <text:p text:style-name="Normal"><text:tab/>Product_id VARCHAR2(20)<text:s/>CONSTRAINT<text:s/>ord1_table<text:s/>PRIMARY KEY,</text:p>
      <text:p text:style-name="Normal"><text:tab/>Quantity NUMBER,</text:p>
      <text:p text:style-name="Normal"><text:tab/>Total_amount NUMBER</text:p>
      <text:p text:style-name="Normal">CONSTRAINT<text:s/>ord_table<text:s/>FOREIGN KEY (Customer_id) REFERENCES<text:s/>Customer<text:s/>(Customer_id)</text:p>
      <text:p text:style-name="Normal">CONSTRAINT<text:s/>ord1_table<text:s/>FOREIGN KEY (Product_id) REFERENCES<text:s/>Product<text:s/>(Product_id)</text:p>
      <text:p text:style-name="Normal"/>
      <text:p text:style-name="Normal">)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1-03-10T19:44:00Z</meta:creation-date>
    <dc:date>2021-03-10T19:57:00Z</dc:date>
    <meta:template xlink:href="Normal" xlink:type="simple"/>
    <meta:editing-cycles>1</meta:editing-cycles>
    <meta:editing-duration>PT780S</meta:editing-duration>
    <meta:document-statistic meta:page-count="1" meta:paragraph-count="1" meta:word-count="109" meta:character-count="711" meta:row-count="5" meta:non-whitespace-character-count="603"/>
  </office:meta>
</office:document-meta>
</file>